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media/image1.png" manifest:media-type="image/png"/>
  <manifest:file-entry manifest:full-path="media/image2.pn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103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47" style:parent-style-name="Graphics">
      <style:graphic-properties draw:fill="none" draw:stroke="non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1" style:parent-style-name="Graphics">
      <style:graphic-properties draw:fill="none" draw:stroke="non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5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wrap" fo:padding-top="0.05in" fo:padding-bottom="0.05in" fo:padding-left="0.1in" fo:padding-right="0.1in" draw:textarea-vertical-align="middle" draw:textarea-horizontal-align="center" draw:fill="solid" draw:fill-color="#2f559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center" draw:fill="solid" draw:fill-color="#2f559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7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74" style:parent-style-name="Graphics">
      <style:graphic-properties draw:fill="none" draw:stroke="non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.05in" fo:padding-bottom="0.05in" fo:padding-left="0.1in" fo:padding-right="0.1in" draw:textarea-vertical-align="middle" draw:textarea-horizontal-align="center" draw:fill="solid" draw:fill-color="#2f559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.05in" fo:padding-bottom="0.05in" fo:padding-left="0.1in" fo:padding-right="0.1in" draw:textarea-vertical-align="middle" draw:textarea-horizontal-align="center" draw:fill="solid" draw:fill-color="#2f559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0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0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.05in" fo:padding-bottom="0.05in" fo:padding-left="0.1in" fo:padding-right="0.1in" draw:textarea-vertical-align="middle" draw:textarea-horizontal-align="center" draw:fill="solid" draw:fill-color="#2f559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1" style:parent-style-name="Graphics">
      <style:graphic-properties draw:fill="none" draw:stroke="non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431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style:vertical-pos="middl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6" style:parent-style-name="Graphics">
      <style:graphic-properties draw:fill="none" draw:stroke="non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1in" style:font-size-asian="1in" style:font-size-complex="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draw:fill="none" draw:stroke="solid" svg:stroke-width="0.02431in" svg:stroke-color="#000000" svg:stroke-opacity="100%" draw:stroke-linejoin="miter" svg:stroke-linecap="butt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2" style:parent-style-name="Graphics">
      <style:graphic-properties draw:fill="none" fo:clip="rect(0in, 0in, 0in, 0in)" draw:stroke="none"/>
    </style:style>
    <style:style style:family="graphic" style:name="a863" style:parent-style-name="Graphics">
      <style:graphic-properties draw:fill="none" draw:stroke="non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center" draw:fill="solid" draw:fill-color="#2f559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0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 style:parent-style-name="Graphics">
      <style:graphic-properties draw:fill="none" draw:stroke="none"/>
    </style:style>
    <style:style style:family="graphic" style:name="a1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0e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e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e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10" style:parent-style-name="Graphics">
      <style:graphic-properties draw:fill="none" fo:clip="rect(0in, 0in, 0in, 0in)" draw:stroke="non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2" style:parent-style-name="Graphics">
      <style:graphic-properties draw:fill="none" draw:stroke="non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1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1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8013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8013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8013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e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2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24">
      <style:graphic-properties fo:wrap-option="wrap" fo:padding-top="0.05in" fo:padding-bottom="0.05in" fo:padding-left="0.1in" fo:padding-right="0.1in" draw:textarea-vertical-align="middle" draw:textarea-horizontal-align="center" draw:fill="solid" draw:fill-color="#2f559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5in" fo:padding-bottom="0.05in" fo:padding-left="0.1in" fo:padding-right="0.1in" draw:textarea-vertical-align="middle" draw:textarea-horizontal-align="center" draw:fill="solid" draw:fill-color="#2f559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7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3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92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944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03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95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947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798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962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965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780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968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783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786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9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89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9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4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50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9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53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89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56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959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774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971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777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alibri Light" fo:font-size="100%"/>
      </text:list-level-style-number>
    </text:list-style>
    <text:list-style style:name="a10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3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41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</office:automatic-styles>
  <office:body>
    <office:presentation>
      <draw:page draw:name="Slide1" draw:style-name="a695" draw:master-page-name="Master1-Layout1-title-Diapositiva-titolo" presentation:presentation-page-layout-name="Master1-PPL1" draw:id="Slide-256">
        <draw:frame draw:id="id69" draw:style-name="a696" draw:name="Immagine 19" svg:x="0.23958in" svg:y="5.53582in" svg:width="7.80208in" svg:height="0.87882in" style:rel-width="scale" style:rel-height="scale">
          <draw:image xlink:href="media/image1.png" xlink:type="simple" xlink:show="embed" xlink:actuate="onLoad"/>
          <svg:title/>
          <svg:desc/>
        </draw:frame>
        <draw:custom-shape svg:x="0in" svg:y="6.60204in" svg:width="9.29592in" svg:height="0.89796in" draw:id="id70" draw:style-name="a699" draw:name="Rettangolo 3">
          <svg:title/>
          <svg:desc/>
          <text:p text:style-name="a698" text:class-names="" text:cond-style-name=""><text:span text:style-name="a6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63542in" svg:y="6.60204in" svg:width="10.69792in" svg:height="0.89796in" draw:id="id71" draw:style-name="a702" draw:name="Rettangolo 4">
          <svg:title/>
          <svg:desc/>
          <text:p text:style-name="a701" text:class-names="" text:cond-style-name=""><text:span text:style-name="a7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1875in" svg:width="2.22917in" svg:height="0.05in" draw:id="id72" draw:style-name="a705" draw:name="Rettangolo 5">
          <svg:title/>
          <svg:desc/>
          <text:p text:style-name="a704" text:class-names="" text:cond-style-name=""><text:span text:style-name="a7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4375in" svg:y="0.35417in" svg:width="2.22917in" svg:height="0.05in" draw:id="id73" draw:style-name="a708" draw:name="Rettangolo 6">
          <svg:title/>
          <svg:desc/>
          <text:p text:style-name="a707" text:class-names="" text:cond-style-name=""><text:span text:style-name="a7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4" draw:style-name="a711" draw:name="CasellaDiTesto 7" svg:x="0.15104in" svg:y="1.52477in" svg:width="3.14063in" svg:height="0.5722in">
          <draw:text-box>
            <text:p text:style-name="a710" text:class-names="" text:cond-style-name=""><text:span text:style-name="a709" text:class-names="">Laboratorio 01</text:span></text:p>
          </draw:text-box>
          <svg:title/>
          <svg:desc/>
        </draw:frame>
        <draw:frame draw:id="id75" draw:style-name="a714" draw:name="CasellaDiTesto 8" svg:x="0.15104in" svg:y="2.0495in" svg:width="8.70918in" svg:height="3.73613in">
          <draw:text-box>
            <text:p text:style-name="a713" text:class-names="" text:cond-style-name=""><text:span text:style-name="a712" text:class-names="">Spettroscopia d’assorbimento UV-VIS</text:span></text:p>
          </draw:text-box>
          <svg:title/>
          <svg:desc/>
        </draw:frame>
        <draw:connector draw:type="line" svg:x1="0.23958in" svg:y1="2.17708in" svg:x2="8.04167in" svg:y2="2.17708in" draw:id="id76" draw:style-name="a715" draw:name="Connettore diritto 10">
          <svg:title/>
          <svg:desc/>
        </draw:connector>
        <draw:frame draw:id="id77" draw:style-name="a739" draw:name="CasellaDiTesto 9" svg:x="8.95699in" svg:y="3.98489in" svg:width="4.37634in" svg:height="2.25514in">
          <draw:text-box>
            <text:p text:style-name="a717" text:class-names="" text:cond-style-name=""><text:span text:style-name="a716" text:class-names="">Benedetta Masone</text:span></text:p>
            <text:p text:style-name="a722" text:class-names="" text:cond-style-name=""><text:span text:style-name="a718" text:class-names=""><text:a xlink:href="mailto:b.masone@studenti.unimol.it" text:style-name="" text:visited-style-name="">b.masone@studenti.unimol.it</text:a></text:span><text:span text:style-name="a719" text:class-names=""><text:s text:c="1"/>– mat.</text:span><text:span text:style-name="a720" text:class-names="">177470</text:span><text:span text:style-name="a721" text:class-names=""/></text:p>
            <text:p text:style-name="a724" text:class-names="" text:cond-style-name=""><text:span text:style-name="a723" text:class-names=""/></text:p>
            <text:p text:style-name="a726" text:class-names="" text:cond-style-name=""><text:span text:style-name="a725" text:class-names="">Martina Rainone</text:span></text:p>
            <text:p text:style-name="a731" text:class-names="" text:cond-style-name=""><text:span text:style-name="a727" text:class-names=""><text:a xlink:href="mailto:m.rainone@studenti.unimol.it" text:style-name="" text:visited-style-name="">m.rainone@studenti.unimol.it</text:a></text:span><text:span text:style-name="a728" text:class-names=""><text:s text:c="1"/>– mat.</text:span><text:span text:style-name="a729" text:class-names="">177471</text:span><text:span text:style-name="a730" text:class-names=""/></text:p>
            <text:p text:style-name="a733" text:class-names="" text:cond-style-name=""><text:span text:style-name="a732" text:class-names=""/></text:p>
            <text:p text:style-name="a735" text:class-names="" text:cond-style-name=""><text:span text:style-name="a734" text:class-names="">Fabrizio Ravelli</text:span></text:p>
            <text:p text:style-name="a738" text:class-names="" text:cond-style-name=""><text:span text:style-name="a736" text:class-names=""><text:a xlink:href="mailto:f.ravelli@studenti.unimol.it" text:style-name="" text:visited-style-name="">f.ravelli@studenti.unimol.it</text:a></text:span><text:span text:style-name="a737" text:class-names=""><text:s text:c="1"/>– mat.177085</text:span></text:p>
          </draw:text-box>
          <svg:title/>
          <svg:desc/>
        </draw:frame>
        <draw:frame draw:id="id78" draw:style-name="a747" draw:name="CasellaDiTesto 10" svg:x="8.95699in" svg:y="0.2375in" svg:width="4.22279in" svg:height="1.64928in">
          <draw:text-box>
            <text:p text:style-name="a741" text:class-names="" text:cond-style-name=""><text:span text:style-name="a740" text:class-names="">L.M. in Ingegneria Biomedica – A.A. 22/23</text:span></text:p>
            <text:p text:style-name="a743" text:class-names="" text:cond-style-name=""><text:span text:style-name="a742" text:class-names="">Laboratorio di fotonica per la medicina</text:span></text:p>
            <text:p text:style-name="a746" text:class-names="" text:cond-style-name=""><text:span text:style-name="a744" text:class-names="">Prof. Marco Consales</text:span><text:span text:style-name="a745" text:class-names=""/></text:p>
          </draw:text-box>
          <svg:title/>
          <svg:desc/>
        </draw:frame>
        <draw:frame draw:id="id79" draw:style-name="a754" draw:name="CasellaDiTesto 11" svg:x="9.56989in" svg:y="6.75031in" svg:width="4.27957in" svg:height="0.94245in">
          <draw:text-box>
            <text:p text:style-name="a749" text:class-names="" text:cond-style-name=""><text:span text:style-name="a748" text:class-names="">Laboratorio di fotonica per la medicina</text:span></text:p>
            <text:p text:style-name="a751" text:class-names="" text:cond-style-name=""><text:span text:style-name="a750" text:class-names="">Lab 01 – Spettroscopia UV-VIS</text:span></text:p>
            <text:p text:style-name="a753" text:class-names="" text:cond-style-name=""><text:span text:style-name="a752" text:class-names=""/></text:p>
          </draw:text-box>
          <svg:title/>
          <svg:desc/>
        </draw:frame>
      </draw:page>
      <draw:page draw:name="Slide2" draw:style-name="a755" draw:master-page-name="Master1-Layout7-blank-Vuota" presentation:presentation-page-layout-name="Master1-PPL7" draw:id="Slide-257">
        <draw:custom-shape svg:x="0in" svg:y="0.1875in" svg:width="2.22917in" svg:height="0.05in" draw:id="id80" draw:style-name="a758" draw:name="Rettangolo 3">
          <svg:title/>
          <svg:desc/>
          <text:p text:style-name="a757" text:class-names="" text:cond-style-name=""><text:span text:style-name="a7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4375in" svg:y="0.35417in" svg:width="2.22917in" svg:height="0.05in" draw:id="id81" draw:style-name="a761" draw:name="Rettangolo 4">
          <svg:title/>
          <svg:desc/>
          <text:p text:style-name="a760" text:class-names="" text:cond-style-name=""><text:span text:style-name="a7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6.60204in" svg:width="9.29592in" svg:height="0.89796in" draw:id="id82" draw:style-name="a764" draw:name="Rettangolo 5">
          <svg:title/>
          <svg:desc/>
          <text:p text:style-name="a763" text:class-names="" text:cond-style-name=""><text:span text:style-name="a7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63542in" svg:y="6.60204in" svg:width="10.69792in" svg:height="0.89796in" draw:id="id83" draw:style-name="a767" draw:name="Rettangolo 6">
          <svg:title/>
          <svg:desc/>
          <text:p text:style-name="a766" text:class-names="" text:cond-style-name=""><text:span text:style-name="a7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4" draw:style-name="a771" draw:name="CasellaDiTesto 5" svg:x="0.84375in" svg:y="0.67742in" svg:width="8.9916in" svg:height="0.84147in">
          <draw:text-box>
            <text:p text:style-name="a770" text:class-names="" text:cond-style-name=""><text:span text:style-name="a768" text:class-names="">INDICE</text:span><text:span text:style-name="a769" text:class-names=""/></text:p>
          </draw:text-box>
          <svg:title/>
          <svg:desc/>
        </draw:frame>
        <draw:frame draw:id="id85" draw:style-name="a799" draw:name="CasellaDiTesto 6" svg:x="1.0373in" svg:y="1.88193in" svg:width="12.02151in" svg:height="3.73613in">
          <draw:text-box>
            <text:list text:style-name="a774">
              <text:list-item>
                <text:p text:style-name="a773" text:class-names="" text:cond-style-name=""><text:span text:style-name="a772" text:class-names="">Introduzione teorica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/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Strumentazione utilizzata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/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Procedura operativa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/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Analisi dati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/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Analisi dei risultati e conclusioni</text:span></text:p>
              </text:list-item>
            </text:list>
          </draw:text-box>
          <svg:title/>
          <svg:desc/>
        </draw:frame>
        <draw:frame draw:id="id86" draw:style-name="a806" draw:name="CasellaDiTesto 5" svg:x="9.56989in" svg:y="6.75031in" svg:width="4.27957in" svg:height="0.94245in">
          <draw:text-box>
            <text:p text:style-name="a801" text:class-names="" text:cond-style-name=""><text:span text:style-name="a800" text:class-names="">Laboratorio di fotonica per la medicina</text:span></text:p>
            <text:p text:style-name="a803" text:class-names="" text:cond-style-name=""><text:span text:style-name="a802" text:class-names="">Lab 01 – Spettroscopia UV-VIS</text:span></text:p>
            <text:p text:style-name="a805" text:class-names="" text:cond-style-name=""><text:span text:style-name="a804" text:class-names=""/></text:p>
          </draw:text-box>
          <svg:title/>
          <svg:desc/>
        </draw:frame>
        <draw:frame draw:id="id87" draw:style-name="a809" draw:name="CasellaDiTesto 11" svg:x="0.22211in" svg:y="6.90859in" svg:width="0.89247in" svg:height="0.40391in">
          <draw:text-box>
            <text:p text:style-name="a808" text:class-names="" text:cond-style-name=""><text:span text:style-name="a807" text:class-names="">2/8</text:span></text:p>
          </draw:text-box>
          <svg:title/>
          <svg:desc/>
        </draw:frame>
      </draw:page>
      <draw:page draw:name="Slide3" draw:style-name="a810" draw:master-page-name="Master1-Layout7-blank-Vuota" presentation:presentation-page-layout-name="Master1-PPL7" draw:id="Slide-258">
        <draw:frame draw:id="id88" draw:style-name="a811" draw:name="Immagine 19" svg:x="5.24331in" svg:y="1.97393in" svg:width="7.92055in" svg:height="4.17307in" style:rel-width="scale" style:rel-height="scale">
          <draw:image xlink:href="media/image2.png" xlink:type="simple" xlink:show="embed" xlink:actuate="onLoad"/>
          <svg:title/>
          <svg:desc>Immagine che contiene linea, diagramma, Diagramma, testo

Descrizione generata automaticamente</svg:desc>
        </draw:frame>
        <draw:custom-shape svg:x="0in" svg:y="0.1875in" svg:width="2.22917in" svg:height="0.05in" draw:id="id89" draw:style-name="a814" draw:name="Rettangolo 3">
          <svg:title/>
          <svg:desc/>
          <text:p text:style-name="a813" text:class-names="" text:cond-style-name=""><text:span text:style-name="a8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4375in" svg:y="0.35417in" svg:width="2.22917in" svg:height="0.05in" draw:id="id90" draw:style-name="a817" draw:name="Rettangolo 4">
          <svg:title/>
          <svg:desc/>
          <text:p text:style-name="a816" text:class-names="" text:cond-style-name=""><text:span text:style-name="a8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6.60204in" svg:width="9.29592in" svg:height="0.89796in" draw:id="id91" draw:style-name="a820" draw:name="Rettangolo 5">
          <svg:title/>
          <svg:desc/>
          <text:p text:style-name="a819" text:class-names="" text:cond-style-name=""><text:span text:style-name="a8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63542in" svg:y="6.60204in" svg:width="10.69792in" svg:height="0.89796in" draw:id="id92" draw:style-name="a823" draw:name="Rettangolo 6">
          <svg:title/>
          <svg:desc/>
          <text:p text:style-name="a822" text:class-names="" text:cond-style-name=""><text:span text:style-name="a8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3" draw:style-name="a830" draw:name="CasellaDiTesto 5" svg:x="9.56989in" svg:y="6.75031in" svg:width="4.27957in" svg:height="0.94245in">
          <draw:text-box>
            <text:p text:style-name="a825" text:class-names="" text:cond-style-name=""><text:span text:style-name="a824" text:class-names="">Laboratorio di fotonica per la medicina</text:span></text:p>
            <text:p text:style-name="a827" text:class-names="" text:cond-style-name=""><text:span text:style-name="a826" text:class-names="">Lab 01 – Spettroscopia UV-VIS</text:span></text:p>
            <text:p text:style-name="a829" text:class-names="" text:cond-style-name=""><text:span text:style-name="a828" text:class-names=""/></text:p>
          </draw:text-box>
          <svg:title/>
          <svg:desc/>
        </draw:frame>
        <draw:frame draw:id="id94" draw:style-name="a834" draw:name="CasellaDiTesto 6" svg:x="0.84375in" svg:y="0.67742in" svg:width="8.9916in" svg:height="0.84147in">
          <draw:text-box>
            <text:p text:style-name="a833" text:class-names="" text:cond-style-name=""><text:span text:style-name="a831" text:class-names="">INTRODUZIONE TEORICA</text:span><text:span text:style-name="a832" text:class-names=""/></text:p>
          </draw:text-box>
          <svg:title/>
          <svg:desc/>
        </draw:frame>
        <draw:frame draw:id="id95" draw:style-name="a853" draw:name="CasellaDiTesto 20" svg:x="0.2752in" svg:y="2.0894in" svg:width="4.72043in" svg:height="3.46686in">
          <draw:text-box>
            <text:p text:style-name="a836" text:class-names="" text:cond-style-name=""><text:span text:style-name="a835" text:class-names="">La spettroscopia studia l’interazione luce-materia.</text:span></text:p>
            <text:p text:style-name="a838" text:class-names="" text:cond-style-name=""><text:span text:style-name="a837" text:class-names=""/></text:p>
            <text:p text:style-name="a840" text:class-names="" text:cond-style-name=""><text:span text:style-name="a839" text:class-names=""/></text:p>
            <text:p text:style-name="a842" text:class-names="" text:cond-style-name=""><text:span text:style-name="a841" text:class-names="">Permette di effettuare analisi qualitative e quantitative.</text:span></text:p>
            <text:p text:style-name="a844" text:class-names="" text:cond-style-name=""><text:span text:style-name="a843" text:class-names=""/></text:p>
            <text:p text:style-name="a846" text:class-names="" text:cond-style-name=""><text:span text:style-name="a845" text:class-names=""/></text:p>
            <text:p text:style-name="a848" text:class-names="" text:cond-style-name=""><text:span text:style-name="a847" text:class-names="">LEGGE DI BEER-LAMBERT</text:span></text:p>
            <text:p text:style-name="a850" text:class-names="" text:cond-style-name=""><text:span text:style-name="a849" text:class-names=""/></text:p>
            <text:p text:style-name="a852" text:class-names="" text:cond-style-name=""><text:span text:style-name="a851" text:class-names=""/></text:p>
          </draw:text-box>
          <svg:title/>
          <svg:desc/>
        </draw:frame>
        <draw:frame draw:id="id96" draw:style-name="a857" draw:name="CasellaDiTesto 21" svg:x="0.74782in" svg:y="5.25171in" svg:width="2.9627in" svg:height="0.47122in">
          <draw:text-box>
            <text:p text:style-name="a856" text:class-names="" text:cond-style-name=""><draw:frame draw:style-name="a854" text:anchor-type="as-char" svg:x="1173.53896in" svg:y="0in" svg:width="1.30743in" svg:height="0.3in" style:rel-width="scale" style:rel-height="scale"><draw:object xlink:href="Object 1/" xlink:type="simple" xlink:show="embed" xlink:actuate="onLoad"/></draw:frame><text:span text:style-name="a855" text:class-names=""/></text:p>
          </draw:text-box>
          <svg:title/>
          <svg:desc/>
        </draw:frame>
        <draw:frame draw:id="id97" draw:style-name="a860" draw:name="CasellaDiTesto 10" svg:x="0.22211in" svg:y="6.90859in" svg:width="0.89247in" svg:height="0.40391in">
          <draw:text-box>
            <text:p text:style-name="a859" text:class-names="" text:cond-style-name=""><text:span text:style-name="a858" text:class-names="">3/8</text:span></text:p>
          </draw:text-box>
          <svg:title/>
          <svg:desc/>
        </draw:frame>
      </draw:page>
      <draw:page draw:name="Slide4" draw:style-name="a861" draw:master-page-name="Master1-Layout7-blank-Vuota" presentation:presentation-page-layout-name="Master1-PPL7" draw:id="Slide-259">
        <draw:frame draw:id="id98" draw:style-name="a862" draw:name="Picture 4" svg:x="3.22281in" svg:y="3.88476in" svg:width="2.71728in" svg:height="2.71728in" style:rel-width="scale" style:rel-height="scale">
          <draw:image xlink:href="media/image3.jpeg" xlink:type="simple" xlink:show="embed" xlink:actuate="onLoad"/>
          <svg:title/>
          <svg:desc>Amazon.com: Four E's Scientific 0.5uL-10uL High-Accurate Single-Channel  Manual Adjustable Variable Volume Pipettes : Industrial &amp; Scientific</svg:desc>
        </draw:frame>
        <draw:frame draw:id="id99" draw:style-name="a863" draw:name="Immagine 10" svg:x="9.4837in" svg:y="0.40417in" svg:width="2.8965in" svg:height="3.95252in" style:rel-width="scale" style:rel-height="scale">
          <draw:image xlink:href="media/image4.png" xlink:type="simple" xlink:show="embed" xlink:actuate="onLoad"/>
          <svg:title/>
          <svg:desc>Immagine che contiene Elettrodomestico

Descrizione generata automaticamente</svg:desc>
        </draw:frame>
        <draw:custom-shape svg:x="0in" svg:y="0.1875in" svg:width="2.22917in" svg:height="0.05in" draw:id="id100" draw:style-name="a866" draw:name="Rettangolo 3">
          <svg:title/>
          <svg:desc/>
          <text:p text:style-name="a865" text:class-names="" text:cond-style-name=""><text:span text:style-name="a8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4375in" svg:y="0.35417in" svg:width="2.22917in" svg:height="0.05in" draw:id="id101" draw:style-name="a869" draw:name="Rettangolo 4">
          <svg:title/>
          <svg:desc/>
          <text:p text:style-name="a868" text:class-names="" text:cond-style-name=""><text:span text:style-name="a8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6.60204in" svg:width="9.29592in" svg:height="0.89796in" draw:id="id102" draw:style-name="a872" draw:name="Rettangolo 5">
          <svg:title/>
          <svg:desc/>
          <text:p text:style-name="a871" text:class-names="" text:cond-style-name=""><text:span text:style-name="a8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63542in" svg:y="6.60204in" svg:width="10.69792in" svg:height="0.89796in" draw:id="id103" draw:style-name="a875" draw:name="Rettangolo 6">
          <svg:title/>
          <svg:desc/>
          <text:p text:style-name="a874" text:class-names="" text:cond-style-name=""><text:span text:style-name="a8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draw:style-name="a882" draw:name="CasellaDiTesto 5" svg:x="9.56989in" svg:y="6.75031in" svg:width="4.27957in" svg:height="0.94245in">
          <draw:text-box>
            <text:p text:style-name="a877" text:class-names="" text:cond-style-name=""><text:span text:style-name="a876" text:class-names="">Laboratorio di fotonica per la medicina</text:span></text:p>
            <text:p text:style-name="a879" text:class-names="" text:cond-style-name=""><text:span text:style-name="a878" text:class-names="">Lab 01 – Spettroscopia UV-VIS</text:span></text:p>
            <text:p text:style-name="a881" text:class-names="" text:cond-style-name=""><text:span text:style-name="a880" text:class-names=""/></text:p>
          </draw:text-box>
          <svg:title/>
          <svg:desc/>
        </draw:frame>
        <draw:frame draw:id="id105" draw:style-name="a885" draw:name="CasellaDiTesto 6" svg:x="0.22211in" svg:y="6.90859in" svg:width="0.89247in" svg:height="0.40391in">
          <draw:text-box>
            <text:p text:style-name="a884" text:class-names="" text:cond-style-name=""><text:span text:style-name="a883" text:class-names="">4/8</text:span></text:p>
          </draw:text-box>
          <svg:title/>
          <svg:desc/>
        </draw:frame>
        <draw:frame draw:id="id106" draw:style-name="a889" draw:name="CasellaDiTesto 6" svg:x="0.84375in" svg:y="0.67742in" svg:width="10.17776in" svg:height="0.84147in">
          <draw:text-box>
            <text:p text:style-name="a888" text:class-names="" text:cond-style-name=""><text:span text:style-name="a886" text:class-names="">STRUMENTAZIONE UTILIZZATA</text:span><text:span text:style-name="a887" text:class-names=""/></text:p>
          </draw:text-box>
          <svg:title/>
          <svg:desc/>
        </draw:frame>
        <draw:frame draw:id="id107" draw:style-name="a908" draw:name="CasellaDiTesto 8" svg:x="0.531in" svg:y="2.03389in" svg:width="6.08602in" svg:height="1.91855in">
          <draw:text-box>
            <text:list text:style-name="a892">
              <text:list-item>
                <text:p text:style-name="a891" text:class-names="" text:cond-style-name=""><text:span text:style-name="a890" text:class-names="">Spettroscopio Termofisher NanoDrop One-C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/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Pippetor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/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>Vortex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/></text:p>
              </text:list-item>
            </text:list>
          </draw:text-box>
          <svg:title/>
          <svg:desc/>
        </draw:frame>
        <draw:frame draw:id="id108" draw:style-name="a909" draw:name="Immagine 12" svg:x="6.40773in" svg:y="4.52431in" svg:width="6.9256in" svg:height="1.94184in" style:rel-width="scale" style:rel-height="scale">
          <draw:image xlink:href="media/image5.png" xlink:type="simple" xlink:show="embed" xlink:actuate="onLoad"/>
          <svg:title/>
          <svg:desc/>
        </draw:frame>
        <draw:frame draw:id="id109" draw:style-name="a910" draw:name="Picture 2" svg:x="0.29079in" svg:y="3.75818in" svg:width="2.93202in" svg:height="2.77565in" style:rel-width="scale" style:rel-height="scale">
          <draw:image xlink:href="media/image6.jpeg" xlink:type="simple" xlink:show="embed" xlink:actuate="onLoad"/>
          <svg:title/>
          <svg:desc/>
        </draw:frame>
      </draw:page>
      <draw:page draw:name="Slide5" draw:style-name="a911" draw:master-page-name="Master1-Layout7-blank-Vuota" presentation:presentation-page-layout-name="Master1-PPL7" draw:id="Slide-260">
        <draw:frame draw:id="id110" draw:style-name="a912" draw:name="Immagine 9" svg:x="5.93503in" svg:y="1.31069in" svg:width="7.3983in" svg:height="5.29135in" style:rel-width="scale" style:rel-height="scale">
          <draw:image xlink:href="media/image7.png" xlink:type="simple" xlink:show="embed" xlink:actuate="onLoad"/>
          <svg:title/>
          <svg:desc/>
        </draw:frame>
        <draw:custom-shape svg:x="0in" svg:y="0.1875in" svg:width="2.22917in" svg:height="0.05in" draw:id="id111" draw:style-name="a915" draw:name="Rettangolo 3">
          <svg:title/>
          <svg:desc/>
          <text:p text:style-name="a914" text:class-names="" text:cond-style-name=""><text:span text:style-name="a9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4375in" svg:y="0.35417in" svg:width="2.22917in" svg:height="0.05in" draw:id="id112" draw:style-name="a918" draw:name="Rettangolo 4">
          <svg:title/>
          <svg:desc/>
          <text:p text:style-name="a917" text:class-names="" text:cond-style-name=""><text:span text:style-name="a9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6.60204in" svg:width="9.29592in" svg:height="0.89796in" draw:id="id113" draw:style-name="a921" draw:name="Rettangolo 5">
          <svg:title/>
          <svg:desc/>
          <text:p text:style-name="a920" text:class-names="" text:cond-style-name=""><text:span text:style-name="a9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63542in" svg:y="6.60204in" svg:width="10.69792in" svg:height="0.89796in" draw:id="id114" draw:style-name="a924" draw:name="Rettangolo 6">
          <svg:title/>
          <svg:desc/>
          <text:p text:style-name="a923" text:class-names="" text:cond-style-name=""><text:span text:style-name="a9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5" draw:style-name="a931" draw:name="CasellaDiTesto 5" svg:x="9.56989in" svg:y="6.75031in" svg:width="4.27957in" svg:height="0.94245in">
          <draw:text-box>
            <text:p text:style-name="a926" text:class-names="" text:cond-style-name=""><text:span text:style-name="a925" text:class-names="">Laboratorio di fotonica per la medicina</text:span></text:p>
            <text:p text:style-name="a928" text:class-names="" text:cond-style-name=""><text:span text:style-name="a927" text:class-names="">Lab 01 – Spettroscopia UV-VIS</text:span></text:p>
            <text:p text:style-name="a930" text:class-names="" text:cond-style-name=""><text:span text:style-name="a929" text:class-names=""/></text:p>
          </draw:text-box>
          <svg:title/>
          <svg:desc/>
        </draw:frame>
        <draw:frame draw:id="id116" draw:style-name="a934" draw:name="CasellaDiTesto 6" svg:x="0.22211in" svg:y="6.90859in" svg:width="0.89247in" svg:height="0.40391in">
          <draw:text-box>
            <text:p text:style-name="a933" text:class-names="" text:cond-style-name=""><text:span text:style-name="a932" text:class-names="">5/8</text:span></text:p>
          </draw:text-box>
          <svg:title/>
          <svg:desc/>
        </draw:frame>
        <draw:frame draw:id="id117" draw:style-name="a938" draw:name="CasellaDiTesto 6" svg:x="0.84375in" svg:y="0.67742in" svg:width="10.17776in" svg:height="0.84147in">
          <draw:text-box>
            <text:p text:style-name="a937" text:class-names="" text:cond-style-name=""><text:span text:style-name="a935" text:class-names="">PROCEDURA OPERATIVA</text:span><text:span text:style-name="a936" text:class-names=""/></text:p>
          </draw:text-box>
          <svg:title/>
          <svg:desc/>
        </draw:frame>
        <draw:frame draw:id="id118" draw:style-name="a972" draw:name="CasellaDiTesto 10" svg:x="0.34409in" svg:y="1.63391in" svg:width="5.76344in" svg:height="4.64492in">
          <draw:text-box>
            <text:list text:style-name="a941">
              <text:list-item>
                <text:p text:style-name="a940" text:class-names="" text:cond-style-name=""><text:span text:style-name="a939" text:class-names="">Preparazione dei campioni a diversa concentrazione</text:span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/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>Misurazione assorbanza intrinseca del solvente e della cuvette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/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Acquisizione dello spettro di assorbimento per ogni sample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/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>Determinazione del picco di assorbanza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/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Calcolo della retta di calibrazione.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/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Individuazione della concentrazione incognita</text:span></text:p>
              </text:list-item>
            </text:list>
          </draw:text-box>
          <svg:title/>
          <svg:desc/>
        </draw:frame>
      </draw:page>
      <draw:page draw:name="Slide6" draw:style-name="a973" draw:master-page-name="Master1-Layout7-blank-Vuota" presentation:presentation-page-layout-name="Master1-PPL7" draw:id="Slide-261">
        <draw:frame draw:id="id119" draw:style-name="a974" draw:name="Immagine 9" svg:x="4.93548in" svg:y="0in" svg:width="8.91398in" svg:height="4.29914in" style:rel-width="scale" style:rel-height="scale">
          <draw:image xlink:href="media/image8.png" xlink:type="simple" xlink:show="embed" xlink:actuate="onLoad"/>
          <svg:title/>
          <svg:desc>Immagine che contiene diagramma, linea, Diagramma, testo

Descrizione generata automaticamente</svg:desc>
        </draw:frame>
        <draw:custom-shape svg:x="0in" svg:y="0.1875in" svg:width="2.22917in" svg:height="0.05in" draw:id="id120" draw:style-name="a977" draw:name="Rettangolo 3">
          <svg:title/>
          <svg:desc/>
          <text:p text:style-name="a976" text:class-names="" text:cond-style-name=""><text:span text:style-name="a9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4375in" svg:y="0.35417in" svg:width="2.22917in" svg:height="0.05in" draw:id="id121" draw:style-name="a980" draw:name="Rettangolo 4">
          <svg:title/>
          <svg:desc/>
          <text:p text:style-name="a979" text:class-names="" text:cond-style-name=""><text:span text:style-name="a9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6.60204in" svg:width="9.29592in" svg:height="0.89796in" draw:id="id122" draw:style-name="a983" draw:name="Rettangolo 5">
          <svg:title/>
          <svg:desc/>
          <text:p text:style-name="a982" text:class-names="" text:cond-style-name=""><text:span text:style-name="a9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63542in" svg:y="6.60204in" svg:width="10.69792in" svg:height="0.89796in" draw:id="id123" draw:style-name="a986" draw:name="Rettangolo 6">
          <svg:title/>
          <svg:desc/>
          <text:p text:style-name="a985" text:class-names="" text:cond-style-name=""><text:span text:style-name="a9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4" draw:style-name="a993" draw:name="CasellaDiTesto 5" svg:x="9.56989in" svg:y="6.75031in" svg:width="4.27957in" svg:height="0.94245in">
          <draw:text-box>
            <text:p text:style-name="a988" text:class-names="" text:cond-style-name=""><text:span text:style-name="a987" text:class-names="">Laboratorio di fotonica per la medicina</text:span></text:p>
            <text:p text:style-name="a990" text:class-names="" text:cond-style-name=""><text:span text:style-name="a989" text:class-names="">Lab 01 – Spettroscopia UV-VIS</text:span></text:p>
            <text:p text:style-name="a992" text:class-names="" text:cond-style-name=""><text:span text:style-name="a991" text:class-names=""/></text:p>
          </draw:text-box>
          <svg:title/>
          <svg:desc/>
        </draw:frame>
        <draw:frame draw:id="id125" draw:style-name="a996" draw:name="CasellaDiTesto 6" svg:x="0.22211in" svg:y="6.90859in" svg:width="0.89247in" svg:height="0.40391in">
          <draw:text-box>
            <text:p text:style-name="a995" text:class-names="" text:cond-style-name=""><text:span text:style-name="a994" text:class-names="">6/8</text:span></text:p>
          </draw:text-box>
          <svg:title/>
          <svg:desc/>
        </draw:frame>
        <draw:frame draw:id="id126" draw:style-name="a1000" draw:name="CasellaDiTesto 6" svg:x="0.84375in" svg:y="0.67742in" svg:width="10.17776in" svg:height="0.84147in">
          <draw:text-box>
            <text:p text:style-name="a999" text:class-names="" text:cond-style-name=""><text:span text:style-name="a997" text:class-names="">ANALISI DATI</text:span><text:span text:style-name="a998" text:class-names=""/></text:p>
          </draw:text-box>
          <svg:title/>
          <svg:desc/>
        </draw:frame>
        <draw:frame draw:id="id127" draw:style-name="a1019" draw:name="CasellaDiTesto 10" svg:x="5.93263in" svg:y="4.48812in" svg:width="7.75268in" svg:height="2.22148in">
          <draw:text-box>
            <text:p text:style-name="a1003" text:class-names="" text:cond-style-name=""><text:span text:style-name="a1001" text:class-names="">for<text:s text:c="1"/></text:span><text:span text:style-name="a1002" text:class-names="">i = 1 : 7</text:span></text:p>
            <text:p text:style-name="a1005" text:class-names="" text:cond-style-name=""><text:span text:style-name="a1004" text:class-names=""><text:s text:c="3"/>[maxx(i), idx(i)] = max(A_calib(:,i));</text:span></text:p>
            <text:p text:style-name="a1007" text:class-names="" text:cond-style-name=""><text:span text:style-name="a1006" text:class-names="">end</text:span></text:p>
            <text:p text:style-name="a1009" text:class-names="" text:cond-style-name=""><text:span text:style-name="a1008" text:class-names=""/></text:p>
            <text:p text:style-name="a1014" text:class-names="" text:cond-style-name=""><text:span text:style-name="a1010" text:class-names="">%%</text:span><text:span text:style-name="a1011" text:class-names=""><text:s text:c="1"/></text:span><text:span text:style-name="a1012" text:class-names="">Calcolo del polinomio interpolante Concentrazione-Assorbanza</text:span><text:span text:style-name="a1013" text:class-names=""/></text:p>
            <text:p text:style-name="a1016" text:class-names="" text:cond-style-name=""><text:span text:style-name="a1015" text:class-names="">p = polyfit(concentrations, maxx, 1);</text:span></text:p>
            <text:p text:style-name="a1018" text:class-names="" text:cond-style-name=""><text:span text:style-name="a1017" text:class-names=""/></text:p>
          </draw:text-box>
          <svg:title/>
          <svg:desc/>
        </draw:frame>
        <draw:frame draw:id="id128" draw:style-name="a1045" draw:name="CasellaDiTesto 11" svg:x="0.66834in" svg:y="2.44394in" svg:width="5.26177in" svg:height="3.4332in">
          <draw:text-box>
            <text:p text:style-name="a1021" text:class-names="" text:cond-style-name=""><text:span text:style-name="a1020" text:class-names="">L’analisi dei dati è stata eseguita sul software MATLAB R2022b.</text:span></text:p>
            <text:p text:style-name="a1023" text:class-names="" text:cond-style-name=""><text:span text:style-name="a1022" text:class-names=""/></text:p>
            <text:p text:style-name="a1025" text:class-names="" text:cond-style-name=""><text:span text:style-name="a1024" text:class-names="">Ambiente di analisi:</text:span></text:p>
            <text:p text:style-name="a1027" text:class-names="" text:cond-style-name=""><text:span text:style-name="a1026" text:class-names=""/></text:p>
            <text:list text:style-name="a1030">
              <text:list-item>
                <text:p text:style-name="a1029" text:class-names="" text:cond-style-name=""><text:span text:style-name="a1028" text:class-names="">CPU AMD Ryzen 5 3500U</text:span></text:p>
              </text:list-item>
            </text:list>
            <text:list text:style-name="a1033">
              <text:list-item>
                <text:p text:style-name="a1032" text:class-names="" text:cond-style-name=""><text:span text:style-name="a1031" text:class-names=""/></text:p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>Memoria RAM 8 GB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/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/></text:p>
              </text:list-item>
            </text:list>
            <text:p text:style-name="a1044" text:class-names="" text:cond-style-name=""><text:span text:style-name="a1043" text:class-names=""/></text:p>
          </draw:text-box>
          <svg:title/>
          <svg:desc/>
        </draw:frame>
      </draw:page>
      <draw:page draw:name="Slide7" draw:style-name="a1046" draw:master-page-name="Master1-Layout7-blank-Vuota" presentation:presentation-page-layout-name="Master1-PPL7" draw:id="Slide-262">
        <draw:frame draw:id="id129" draw:style-name="a1047" draw:name="Immagine 9" svg:x="0.66834in" svg:y="1.18719in" svg:width="11.70923in" svg:height="5.64727in" style:rel-width="scale" style:rel-height="scale">
          <draw:image xlink:href="media/image9.png" xlink:type="simple" xlink:show="embed" xlink:actuate="onLoad"/>
          <svg:title/>
          <svg:desc>Immagine che contiene linea, diagramma, Diagramma, testo

Descrizione generata automaticamente</svg:desc>
        </draw:frame>
        <draw:custom-shape svg:x="0in" svg:y="0.1875in" svg:width="2.22917in" svg:height="0.05in" draw:id="id130" draw:style-name="a1050" draw:name="Rettangolo 3">
          <svg:title/>
          <svg:desc/>
          <text:p text:style-name="a1049" text:class-names="" text:cond-style-name=""><text:span text:style-name="a10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4375in" svg:y="0.35417in" svg:width="2.22917in" svg:height="0.05in" draw:id="id131" draw:style-name="a1053" draw:name="Rettangolo 4">
          <svg:title/>
          <svg:desc/>
          <text:p text:style-name="a1052" text:class-names="" text:cond-style-name=""><text:span text:style-name="a10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6.60204in" svg:width="9.29592in" svg:height="0.89796in" draw:id="id132" draw:style-name="a1056" draw:name="Rettangolo 5">
          <svg:title/>
          <svg:desc/>
          <text:p text:style-name="a1055" text:class-names="" text:cond-style-name=""><text:span text:style-name="a10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63542in" svg:y="6.60204in" svg:width="10.69792in" svg:height="0.89796in" draw:id="id133" draw:style-name="a1059" draw:name="Rettangolo 6">
          <svg:title/>
          <svg:desc/>
          <text:p text:style-name="a1058" text:class-names="" text:cond-style-name=""><text:span text:style-name="a10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4" draw:style-name="a1066" draw:name="CasellaDiTesto 5" svg:x="9.56989in" svg:y="6.75031in" svg:width="4.27957in" svg:height="0.94245in">
          <draw:text-box>
            <text:p text:style-name="a1061" text:class-names="" text:cond-style-name=""><text:span text:style-name="a1060" text:class-names="">Laboratorio di fotonica per la medicina</text:span></text:p>
            <text:p text:style-name="a1063" text:class-names="" text:cond-style-name=""><text:span text:style-name="a1062" text:class-names="">Lab 01 – Spettroscopia UV-VIS</text:span></text:p>
            <text:p text:style-name="a1065" text:class-names="" text:cond-style-name=""><text:span text:style-name="a1064" text:class-names=""/></text:p>
          </draw:text-box>
          <svg:title/>
          <svg:desc/>
        </draw:frame>
        <draw:frame draw:id="id135" draw:style-name="a1069" draw:name="CasellaDiTesto 6" svg:x="0.22211in" svg:y="6.90859in" svg:width="0.89247in" svg:height="0.40391in">
          <draw:text-box>
            <text:p text:style-name="a1068" text:class-names="" text:cond-style-name=""><text:span text:style-name="a1067" text:class-names="">7/8</text:span></text:p>
          </draw:text-box>
          <svg:title/>
          <svg:desc/>
        </draw:frame>
        <draw:frame draw:id="id136" draw:style-name="a1073" draw:name="CasellaDiTesto 6" svg:x="0.84375in" svg:y="0.67742in" svg:width="10.17776in" svg:height="0.84147in">
          <draw:text-box>
            <text:p text:style-name="a1072" text:class-names="" text:cond-style-name=""><text:span text:style-name="a1070" text:class-names="">ANALISI DATI</text:span><text:span text:style-name="a1071" text:class-names=""/></text:p>
          </draw:text-box>
          <svg:title/>
          <svg:desc/>
        </draw:frame>
      </draw:page>
      <draw:page draw:name="Slide8" draw:style-name="a1074" draw:master-page-name="Master1-Layout7-blank-Vuota" presentation:presentation-page-layout-name="Master1-PPL7" draw:id="Slide-263">
        <draw:custom-shape svg:x="0in" svg:y="0.1875in" svg:width="2.22917in" svg:height="0.05in" draw:id="id137" draw:style-name="a1077" draw:name="Rettangolo 3">
          <svg:title/>
          <svg:desc/>
          <text:p text:style-name="a1076" text:class-names="" text:cond-style-name=""><text:span text:style-name="a10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4375in" svg:y="0.35417in" svg:width="2.22917in" svg:height="0.05in" draw:id="id138" draw:style-name="a1080" draw:name="Rettangolo 4">
          <svg:title/>
          <svg:desc/>
          <text:p text:style-name="a1079" text:class-names="" text:cond-style-name=""><text:span text:style-name="a10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6.60204in" svg:width="9.29592in" svg:height="0.89796in" draw:id="id139" draw:style-name="a1083" draw:name="Rettangolo 5">
          <svg:title/>
          <svg:desc/>
          <text:p text:style-name="a1082" text:class-names="" text:cond-style-name=""><text:span text:style-name="a10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63542in" svg:y="6.60204in" svg:width="10.69792in" svg:height="0.89796in" draw:id="id140" draw:style-name="a1086" draw:name="Rettangolo 6">
          <svg:title/>
          <svg:desc/>
          <text:p text:style-name="a1085" text:class-names="" text:cond-style-name=""><text:span text:style-name="a10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1" draw:style-name="a1093" draw:name="CasellaDiTesto 5" svg:x="9.56989in" svg:y="6.75031in" svg:width="4.27957in" svg:height="0.94245in">
          <draw:text-box>
            <text:p text:style-name="a1088" text:class-names="" text:cond-style-name=""><text:span text:style-name="a1087" text:class-names="">Laboratorio di fotonica per la medicina</text:span></text:p>
            <text:p text:style-name="a1090" text:class-names="" text:cond-style-name=""><text:span text:style-name="a1089" text:class-names="">Lab 01 – Spettroscopia UV-VIS</text:span></text:p>
            <text:p text:style-name="a1092" text:class-names="" text:cond-style-name=""><text:span text:style-name="a1091" text:class-names=""/></text:p>
          </draw:text-box>
          <svg:title/>
          <svg:desc/>
        </draw:frame>
        <draw:frame draw:id="id142" draw:style-name="a1096" draw:name="CasellaDiTesto 6" svg:x="0.22211in" svg:y="6.90859in" svg:width="0.89247in" svg:height="0.40391in">
          <draw:text-box>
            <text:p text:style-name="a1095" text:class-names="" text:cond-style-name=""><text:span text:style-name="a1094" text:class-names="">8/8</text:span></text:p>
          </draw:text-box>
          <svg:title/>
          <svg:desc/>
        </draw:frame>
        <draw:frame draw:id="id143" draw:style-name="a1100" draw:name="CasellaDiTesto 6" svg:x="0.84375in" svg:y="0.67742in" svg:width="11.91969in" svg:height="0.84147in">
          <draw:text-box>
            <text:p text:style-name="a1099" text:class-names="" text:cond-style-name=""><text:span text:style-name="a1097" text:class-names="">ANALISI DEI RISULTATI E CONCLUSIONI</text:span><text:span text:style-name="a1098" text:class-names=""/></text:p>
          </draw:text-box>
          <svg:title/>
          <svg:desc/>
        </draw:frame>
        <draw:frame draw:id="id144" draw:style-name="a1101" draw:name="Immagine 9" svg:x="6.66667in" svg:y="1.51889in" svg:width="6.66667in" svg:height="5in" style:rel-width="scale" style:rel-height="scale">
          <draw:image xlink:href="media/image10.png" xlink:type="simple" xlink:show="embed" xlink:actuate="onLoad"/>
          <svg:title/>
          <svg:desc>Immagine che contiene testo, linea, Diagramma, numero

Descrizione generata automaticamente</svg:desc>
        </draw:frame>
        <draw:custom-shape svg:x="10.61111in" svg:y="3.15556in" svg:width="0.4in" svg:height="0.39444in" draw:id="id145" draw:style-name="a1104" draw:name="Ovale 10">
          <svg:title/>
          <svg:desc/>
          <text:p text:style-name="a1103" text:class-names="" text:cond-style-name=""><text:span text:style-name="a110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46" draw:style-name="a1107" draw:name="CasellaDiTesto 11" svg:x="10.61111in" svg:y="3.55558in" svg:width="2.455in" svg:height="0.33659in">
          <draw:text-box>
            <text:p text:style-name="a1106" text:class-names="" text:cond-style-name=""><text:span text:style-name="a1105" text:class-names="">Soluzione incognita</text:span></text:p>
          </draw:text-box>
          <svg:title/>
          <svg:desc/>
        </draw:frame>
        <draw:frame draw:id="id147" draw:style-name="a1112" draw:name="CasellaDiTesto 12" svg:x="0.38889in" svg:y="1.73333in" svg:width="6.27778in" svg:height="1.00977in">
          <draw:text-box>
            <text:p text:style-name="a1111" text:class-names="" text:cond-style-name=""><text:span text:style-name="a1108" text:class-names="">La concentrazione incognita è stata ricavata tramite la funzione<text:s text:c="1"/></text:span><text:span text:style-name="a1109" text:class-names="">polyval</text:span><text:span text:style-name="a1110" text:class-names="">, tenendo conto del fattore di diluizione di 5000.</text:span></text:p>
          </draw:text-box>
          <svg:title/>
          <svg:desc/>
        </draw:frame>
        <draw:frame draw:id="id148" draw:style-name="a1134" draw:name="CasellaDiTesto 13" svg:x="0.97778in" svg:y="3.35751in" svg:width="6.18889in" svg:height="2.22148in">
          <draw:text-box>
            <text:p text:style-name="a1121" text:class-names="" text:cond-style-name=""><text:span text:style-name="a1113" text:class-names="">c =<text:s text:c="1"/></text:span><text:span text:style-name="a1114" text:class-names="">5000 *<text:s text:c="1"/></text:span><text:span text:style-name="a1115" text:class-names="">polyval</text:span><text:span text:style-name="a1116" text:class-names="">(</text:span><text:span text:style-name="a1117" text:class-names="">p_inv</text:span><text:span text:style-name="a1118" text:class-names="">,<text:s text:c="1"/></text:span><text:span text:style-name="a1119" text:class-names="">max_unknow</text:span><text:span text:style-name="a1120" text:class-names="">);</text:span></text:p>
            <text:p text:style-name="a1123" text:class-names="" text:cond-style-name=""><text:span text:style-name="a1122" text:class-names=""/></text:p>
            <text:p text:style-name="a1125" text:class-names="" text:cond-style-name=""><text:span text:style-name="a1124" text:class-names="">&gt;&gt; c</text:span></text:p>
            <text:p text:style-name="a1127" text:class-names="" text:cond-style-name=""><text:span text:style-name="a1126" text:class-names=""/></text:p>
            <text:p text:style-name="a1129" text:class-names="" text:cond-style-name=""><text:span text:style-name="a1128" text:class-names="">c =<text:s text:c="1"/></text:span></text:p>
            <text:p text:style-name="a1131" text:class-names="" text:cond-style-name=""><text:span text:style-name="a1130" text:class-names=""/></text:p>
            <text:p text:style-name="a1133" text:class-names="" text:cond-style-name=""><text:span text:style-name="a1132" text:class-names=""><text:s text:c="2"/>0.3292 [g/ml]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tito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olo e contenu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Intestazione sezion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e contenut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nfront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tito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uota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to con didascali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magine con didascali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olo e testo verticale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1_Titolo e testo vertical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i-Office" style:page-layout-name="pageLayout1" draw:style-name="a0">
      <draw:frame draw:id="id0" presentation:style-name="a3" draw:name="Segnaposto tito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Fare clic per modificare lo stile del titolo dello schema</text:span></text:p>
        </draw:text-box>
        <svg:title/>
        <svg:desc/>
      </draw:frame>
      <draw:frame draw:id="id1" presentation:style-name="a19" draw:name="Segnaposto tes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Fare clic per modificare gli stili del testo dello schema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o livello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Segnaposto dat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7/05/2023</text:date></text:span></text:p>
        </draw:text-box>
        <svg:title/>
        <svg:desc/>
      </draw:frame>
      <draw:frame draw:id="id3" presentation:style-name="a26" draw:name="Segnaposto piè di pagina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egnaposto numero diapositiva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Segnaposto intestazione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Segnaposto data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07/0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egnaposto immagine diapositiva 3">
          <svg:title/>
          <svg:desc/>
        </draw:page-thumbnail>
        <draw:frame draw:id="id8" presentation:style-name="a52" draw:name="Segnaposto note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Fare clic per modificare gli stili del testo dello schema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o livello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Segnaposto piè di pagina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egnaposto numero diapositiva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60">
      <draw:frame draw:id="id11" presentation:style-name="a63" draw:name="Titolo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Fare clic per modificare lo stile del titolo dello schema</text:span></text:p>
        </draw:text-box>
        <svg:title/>
        <svg:desc/>
      </draw:frame>
      <draw:frame draw:id="id12" presentation:style-name="a66" draw:name="Sottotitolo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Fare clic per modificare lo stile del sottotitolo dello schema</text:span></text:p>
        </draw:text-box>
        <svg:title/>
        <svg:desc/>
      </draw:frame>
      <draw:frame draw:id="id13" presentation:style-name="a70" draw:name="Segnaposto data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7/05/2023</text:date></text:span></text:p>
        </draw:text-box>
        <svg:title/>
        <svg:desc/>
      </draw:frame>
      <draw:frame draw:id="id14" presentation:style-name="a73" draw:name="Segnaposto piè di pagina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Segnaposto numero diapositiva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Segnaposto intestazione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Segnaposto data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07/0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egnaposto immagine diapositiva 3">
          <svg:title/>
          <svg:desc/>
        </draw:page-thumbnail>
        <draw:frame draw:id="id8" presentation:style-name="a99" draw:name="Segnaposto note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Fare clic per modificare gli stili del testo dello schema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o livello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Segnaposto piè di pagina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egnaposto numero diapositiva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107">
      <draw:frame draw:id="id16" presentation:style-name="a110" draw:name="Titolo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Fare clic per modificare lo stile del titolo dello schema</text:span></text:p>
        </draw:text-box>
        <svg:title/>
        <svg:desc/>
      </draw:frame>
      <draw:frame draw:id="id17" presentation:style-name="a126" draw:name="Segnaposto contenuto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Fare clic per modificare gli stili del testo dello schema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Secondo livello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Segnaposto data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07/05/2023</text:date></text:span></text:p>
        </draw:text-box>
        <svg:title/>
        <svg:desc/>
      </draw:frame>
      <draw:frame draw:id="id19" presentation:style-name="a133" draw:name="Segnaposto piè di pagina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Segnaposto numero diapositiva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Segnaposto intestazione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Segnaposto data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07/0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Segnaposto immagine diapositiva 3">
          <svg:title/>
          <svg:desc/>
        </draw:page-thumbnail>
        <draw:frame draw:id="id8" presentation:style-name="a159" draw:name="Segnaposto note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Fare clic per modificare gli stili del testo dello schema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Secondo livello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Segnaposto piè di pagina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egnaposto numero diapositiva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67">
      <draw:frame draw:id="id21" presentation:style-name="a170" draw:name="Titolo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Fare clic per modificare lo stile del titolo dello schema</text:span></text:p>
        </draw:text-box>
        <svg:title/>
        <svg:desc/>
      </draw:frame>
      <draw:frame draw:id="id22" presentation:style-name="a174" draw:name="Segnaposto testo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Fare clic per modificare gli stili del testo dello schema</text:span></text:p>
            </text:list-item>
          </text:list>
        </draw:text-box>
        <svg:title/>
        <svg:desc/>
      </draw:frame>
      <draw:frame draw:id="id23" presentation:style-name="a178" draw:name="Segnaposto data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07/05/2023</text:date></text:span></text:p>
        </draw:text-box>
        <svg:title/>
        <svg:desc/>
      </draw:frame>
      <draw:frame draw:id="id24" presentation:style-name="a181" draw:name="Segnaposto piè di pagina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Segnaposto numero diapositiva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Segnaposto intestazione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Segnaposto data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07/0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Segnaposto immagine diapositiva 3">
          <svg:title/>
          <svg:desc/>
        </draw:page-thumbnail>
        <draw:frame draw:id="id8" presentation:style-name="a207" draw:name="Segnaposto note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Fare clic per modificare gli stili del testo dello schema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Secondo livello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Segnaposto piè di pagina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Segnaposto numero diapositiva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215">
      <draw:frame draw:id="id26" presentation:style-name="a218" draw:name="Titolo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Fare clic per modificare lo stile del titolo dello schema</text:span></text:p>
        </draw:text-box>
        <svg:title/>
        <svg:desc/>
      </draw:frame>
      <draw:frame draw:id="id27" presentation:style-name="a234" draw:name="Segnaposto contenuto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Fare clic per modificare gli stili del testo dello schema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o livello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Segnaposto contenuto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Fare clic per modificare gli stili del testo dello schema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o livello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Segnaposto data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07/05/2023</text:date></text:span></text:p>
        </draw:text-box>
        <svg:title/>
        <svg:desc/>
      </draw:frame>
      <draw:frame draw:id="id30" presentation:style-name="a257" draw:name="Segnaposto piè di pagina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Segnaposto numero diapositiva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Segnaposto intestazione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Segnaposto data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07/0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Segnaposto immagine diapositiva 3">
          <svg:title/>
          <svg:desc/>
        </draw:page-thumbnail>
        <draw:frame draw:id="id8" presentation:style-name="a283" draw:name="Segnaposto note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Fare clic per modificare gli stili del testo dello schema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Secondo livello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Segnaposto piè di pagina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Segnaposto numero diapositiva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291">
      <draw:frame draw:id="id32" presentation:style-name="a294" draw:name="Titolo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Fare clic per modificare lo stile del titolo dello schema</text:span></text:p>
        </draw:text-box>
        <svg:title/>
        <svg:desc/>
      </draw:frame>
      <draw:frame draw:id="id33" presentation:style-name="a298" draw:name="Segnaposto testo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Fare clic per modificare gli stili del testo dello schema</text:span></text:p>
            </text:list-item>
          </text:list>
        </draw:text-box>
        <svg:title/>
        <svg:desc/>
      </draw:frame>
      <draw:frame draw:id="id34" presentation:style-name="a314" draw:name="Segnaposto contenuto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Fare clic per modificare gli stili del testo dello schema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o livello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Segnaposto testo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Fare clic per modificare gli stili del testo dello schema</text:span></text:p>
            </text:list-item>
          </text:list>
        </draw:text-box>
        <svg:title/>
        <svg:desc/>
      </draw:frame>
      <draw:frame draw:id="id36" presentation:style-name="a334" draw:name="Segnaposto contenuto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Fare clic per modificare gli stili del testo dello schema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condo livello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Segnaposto data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07/05/2023</text:date></text:span></text:p>
        </draw:text-box>
        <svg:title/>
        <svg:desc/>
      </draw:frame>
      <draw:frame draw:id="id38" presentation:style-name="a341" draw:name="Segnaposto piè di pagina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Segnaposto numero diapositiva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Segnaposto intestazione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Segnaposto data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07/0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Segnaposto immagine diapositiva 3">
          <svg:title/>
          <svg:desc/>
        </draw:page-thumbnail>
        <draw:frame draw:id="id8" presentation:style-name="a367" draw:name="Segnaposto note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Fare clic per modificare gli stili del testo dello schema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Secondo livello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Segnaposto piè di pagina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Segnaposto numero diapositiva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375">
      <draw:frame draw:id="id40" presentation:style-name="a378" draw:name="Titolo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Fare clic per modificare lo stile del titolo dello schema</text:span></text:p>
        </draw:text-box>
        <svg:title/>
        <svg:desc/>
      </draw:frame>
      <draw:frame draw:id="id41" presentation:style-name="a382" draw:name="Segnaposto data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07/05/2023</text:date></text:span></text:p>
        </draw:text-box>
        <svg:title/>
        <svg:desc/>
      </draw:frame>
      <draw:frame draw:id="id42" presentation:style-name="a385" draw:name="Segnaposto piè di pagina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Segnaposto numero diapositiva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Segnaposto intestazione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Segnaposto data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07/0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Segnaposto immagine diapositiva 3">
          <svg:title/>
          <svg:desc/>
        </draw:page-thumbnail>
        <draw:frame draw:id="id8" presentation:style-name="a411" draw:name="Segnaposto note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Fare clic per modificare gli stili del testo dello schema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Secondo livello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Segnaposto piè di pagina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Segnaposto numero diapositiva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419">
      <draw:frame draw:id="id44" presentation:style-name="a423" draw:name="Segnaposto data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07/05/2023</text:date></text:span></text:p>
        </draw:text-box>
        <svg:title/>
        <svg:desc/>
      </draw:frame>
      <draw:frame draw:id="id45" presentation:style-name="a426" draw:name="Segnaposto piè di pagina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Segnaposto numero diapositiva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Segnaposto intestazione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Segnaposto data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07/0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Segnaposto immagine diapositiva 3">
          <svg:title/>
          <svg:desc/>
        </draw:page-thumbnail>
        <draw:frame draw:id="id8" presentation:style-name="a452" draw:name="Segnaposto note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Fare clic per modificare gli stili del testo dello schema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Secondo livello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Segnaposto piè di pagina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Segnaposto numero diapositiva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460">
      <draw:frame draw:id="id47" presentation:style-name="a463" draw:name="Titolo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Fare clic per modificare lo stile del titolo dello schema</text:span></text:p>
        </draw:text-box>
        <svg:title/>
        <svg:desc/>
      </draw:frame>
      <draw:frame draw:id="id48" presentation:style-name="a479" draw:name="Segnaposto contenuto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Fare clic per modificare gli stili del testo dello schema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Secondo livello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Segnaposto testo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Fare clic per modificare gli stili del testo dello schema</text:span></text:p>
            </text:list-item>
          </text:list>
        </draw:text-box>
        <svg:title/>
        <svg:desc/>
      </draw:frame>
      <draw:frame draw:id="id50" presentation:style-name="a487" draw:name="Segnaposto data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07/05/2023</text:date></text:span></text:p>
        </draw:text-box>
        <svg:title/>
        <svg:desc/>
      </draw:frame>
      <draw:frame draw:id="id51" presentation:style-name="a490" draw:name="Segnaposto piè di pagina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Segnaposto numero diapositiva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Segnaposto intestazione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Segnaposto data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07/0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Segnaposto immagine diapositiva 3">
          <svg:title/>
          <svg:desc/>
        </draw:page-thumbnail>
        <draw:frame draw:id="id8" presentation:style-name="a516" draw:name="Segnaposto note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Fare clic per modificare gli stili del testo dello schema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Secondo livello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Segnaposto piè di pagina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Segnaposto numero diapositiva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524">
      <draw:frame draw:id="id53" presentation:style-name="a527" draw:name="Titolo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Fare clic per modificare lo stile del titolo dello schema</text:span></text:p>
        </draw:text-box>
        <svg:title/>
        <svg:desc/>
      </draw:frame>
      <draw:frame draw:id="id54" presentation:style-name="a530" draw:name="Segnaposto immagine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Segnaposto testo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Fare clic per modificare gli stili del testo dello schema</text:span></text:p>
            </text:list-item>
          </text:list>
        </draw:text-box>
        <svg:title/>
        <svg:desc/>
      </draw:frame>
      <draw:frame draw:id="id56" presentation:style-name="a538" draw:name="Segnaposto data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07/05/2023</text:date></text:span></text:p>
        </draw:text-box>
        <svg:title/>
        <svg:desc/>
      </draw:frame>
      <draw:frame draw:id="id57" presentation:style-name="a541" draw:name="Segnaposto piè di pagina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Segnaposto numero diapositiva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Segnaposto intestazione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Segnaposto data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07/0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Segnaposto immagine diapositiva 3">
          <svg:title/>
          <svg:desc/>
        </draw:page-thumbnail>
        <draw:frame draw:id="id8" presentation:style-name="a567" draw:name="Segnaposto note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Fare clic per modificare gli stili del testo dello schema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Secondo livello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Segnaposto piè di pagina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Segnaposto numero diapositiva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575">
      <draw:frame draw:id="id59" presentation:style-name="a578" draw:name="Titolo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Fare clic per modificare lo stile del titolo dello schema</text:span></text:p>
        </draw:text-box>
        <svg:title/>
        <svg:desc/>
      </draw:frame>
      <draw:frame draw:id="id60" presentation:style-name="a594" draw:name="Segnaposto testo verticale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Fare clic per modificare gli stili del testo dello schema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Secondo livello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Segnaposto data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07/05/2023</text:date></text:span></text:p>
        </draw:text-box>
        <svg:title/>
        <svg:desc/>
      </draw:frame>
      <draw:frame draw:id="id62" presentation:style-name="a601" draw:name="Segnaposto piè di pagina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Segnaposto numero diapositiva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Segnaposto intestazione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Segnaposto data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07/0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Segnaposto immagine diapositiva 3">
          <svg:title/>
          <svg:desc/>
        </draw:page-thumbnail>
        <draw:frame draw:id="id8" presentation:style-name="a627" draw:name="Segnaposto note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Fare clic per modificare gli stili del testo dello schema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Secondo livello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Segnaposto piè di pagina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Segnaposto numero diapositiva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1_Titolo-e-testo-verticale" style:page-layout-name="pageLayout1" draw:style-name="a635">
      <draw:frame draw:id="id64" presentation:style-name="a638" draw:name="Titolo verticale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Fare clic per modificare lo stile del titolo dello schema</text:span></text:p>
        </draw:text-box>
        <svg:title/>
        <svg:desc/>
      </draw:frame>
      <draw:frame draw:id="id65" presentation:style-name="a654" draw:name="Segnaposto testo verticale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Fare clic per modificare gli stili del testo dello schema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Secondo livello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Segnaposto data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07/05/2023</text:date></text:span></text:p>
        </draw:text-box>
        <svg:title/>
        <svg:desc/>
      </draw:frame>
      <draw:frame draw:id="id67" presentation:style-name="a661" draw:name="Segnaposto piè di pagina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Segnaposto numero diapositiva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Segnaposto intestazione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Segnaposto data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07/0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Segnaposto immagine diapositiva 3">
          <svg:title/>
          <svg:desc/>
        </draw:page-thumbnail>
        <draw:frame draw:id="id8" presentation:style-name="a687" draw:name="Segnaposto note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Fare clic per modificare gli stili del testo dello schema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Secondo livello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Segnaposto piè di pagina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Segnaposto numero diapositiva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esentazione standard di PowerPoint</dc:title>
    <meta:initial-creator>FABRIZIO RAVELLI</meta:initial-creator>
    <dc:creator>FABRIZIO RAVELLI</dc:creator>
    <meta:creation-date>2023-05-06T10:13:55Z</meta:creation-date>
    <dc:date>2023-05-07T16:36:10Z</dc:date>
    <meta:editing-cycles>10</meta:editing-cycles>
    <meta:editing-duration>PT33767S</meta:editing-duration>
    <meta:document-statistic meta:paragraph-count="99" meta:word-count="377"/>
  </office:meta>
</office:document-meta>
</file>

<file path=Object 1/content.xml><?xml version="1.0" encoding="utf-8"?>
<mml:math xmlns:mml="http://www.w3.org/1998/Math/MathML" display="block">
  <mml:mi>A</mml:mi>
  <mml:mo>=</mml:mo>
  <mml:mo> </mml:mo>
  <mml:mi>𝜀</mml:mi>
  <mml:mo>⋅</mml:mo>
  <mml:mi>c</mml:mi>
  <mml:mo>⋅</mml:mo>
  <mml:mi>l</mml:mi>
</mml:math>
</file>